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family-generic="swiss" style:font-pitch="variable"/>
    <style:font-face style:name="Cantarell2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 fo:wrap-option="wrap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2.13cm" fo:min-width="1.88cm" fo:padding-top="0.188cm" fo:padding-bottom="0.188cm" fo:padding-left="0.313cm" fo:padding-right="0.313cm" fo:wrap-option="wrap"/>
    </style:style>
    <style:style style:name="gr4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1.869cm" fo:min-width="1.619cm" fo:padding-top="0.188cm" fo:padding-bottom="0.188cm" fo:padding-left="0.313cm" fo:padding-right="0.313cm" fo:wrap-option="wrap" style:writing-mode="lr-tb"/>
      <style:paragraph-properties style:writing-mode="lr-tb"/>
    </style:style>
    <style:style style:name="gr5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11" style:family="graphic" style:parent-style-name="Text_20_A4" style:list-style-name="L1">
      <style:graphic-properties draw:textarea-horizontal-align="left" draw:auto-grow-height="true" draw:auto-grow-width="true" fo:min-height="8.545cm" fo:min-width="15.692cm"/>
      <style:paragraph-properties style:writing-mode="lr-tb"/>
    </style:style>
    <style:style style:name="gr12" style:family="graphic" style:parent-style-name="Text_20_A4">
      <style:graphic-properties draw:textarea-horizontal-align="left" draw:auto-grow-height="true" draw:auto-grow-width="true" fo:min-height="1.843cm" fo:min-width="9.203cm"/>
      <style:paragraph-properties style:writing-mode="lr-tb"/>
    </style:style>
    <style:style style:name="gr13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41" draw:marker-end-width="0.3cm" draw:fill="none" draw:textarea-vertical-align="middle"/>
    </style:style>
    <style:style style:name="gr15" style:family="graphic" style:parent-style-name="objectwithoutfill">
      <style:graphic-properties draw:marker-end="Arrowheads_20_42" draw:marker-end-width="0.3cm" draw:fill="none" draw:textarea-vertical-align="middle"/>
    </style:style>
    <style:style style:name="gr16" style:family="graphic" style:parent-style-name="objectwithoutfill">
      <style:graphic-properties draw:marker-end="Arrowheads_20_43" draw:marker-end-width="0.3cm" draw:fill="none" draw:textarea-vertical-align="middle"/>
    </style:style>
    <style:style style:name="gr17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18" style:family="graphic" style:parent-style-name="Title_20_A4">
      <style:graphic-properties draw:textarea-horizontal-align="left" draw:auto-grow-height="true" draw:auto-grow-width="true" fo:min-height="1.309cm" fo:min-width="8.718cm"/>
      <style:paragraph-properties style:writing-mode="lr-tb"/>
    </style:style>
    <style:style style:name="gr19" style:family="graphic" style:parent-style-name="Text_20_A4" style:list-style-name="L1">
      <style:graphic-properties draw:textarea-horizontal-align="left" draw:auto-grow-height="true" draw:auto-grow-width="true" fo:min-height="3.16cm" fo:min-width="9.203cm"/>
      <style:paragraph-properties style:writing-mode="lr-tb"/>
    </style:style>
    <style:style style:name="gr20" style:family="graphic" style:parent-style-name="Text_20_A4">
      <style:graphic-properties draw:textarea-horizontal-align="left" draw:auto-grow-height="true" draw:auto-grow-width="true" fo:min-height="1.624cm" fo:min-width="9.203cm"/>
      <style:paragraph-properties style:writing-mode="lr-tb"/>
    </style:style>
    <style:style style:name="gr21" style:family="graphic" style:parent-style-name="objectwithoutfill">
      <style:graphic-properties draw:marker-end="Arrowheads_20_54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>
      <style:paragraph-properties fo:text-align="center" style:writing-mode="lr-tb"/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TexMaths Symbols1" fo:font-size="16pt" fo:font-style="normal" style:text-underline-style="none" fo:font-weight="normal" style:font-name-asian="TexMaths Symbols1" style:font-size-asian="16pt" style:font-style-asian="normal" style:font-weight-asian="normal" style:font-name-complex="TexMaths Symbols1" style:font-size-complex="16pt" style:font-style-complex="normal" style:font-weight-complex="normal"/>
    </style:style>
    <style:style style:name="T2" style:family="text">
      <style:text-properties style:text-position="-8% 58%" style:font-name="TexMaths Symbols1" fo:font-size="16pt" fo:font-style="normal" style:text-underline-style="none" fo:font-weight="normal" style:font-name-asian="TexMaths Symbols1" style:font-size-asian="16pt" style:font-style-asian="normal" style:font-weight-asian="normal" style:font-name-complex="TexMaths Symbols1" style:font-size-complex="16pt" style:font-style-complex="normal" style:font-weight-complex="normal"/>
    </style:style>
    <style:style style:name="T3" style:family="text">
      <style:text-properties style:font-name="Liberation Sans3" fo:font-size="16pt" fo:font-style="normal" style:text-underline-style="none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4" style:family="text">
      <style:text-properties style:text-position="0% 100%" style:font-name="Liberation Sans3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5" style:family="text">
      <style:text-properties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" style:family="text">
      <style:text-properties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7" style:family="text">
      <style:text-properties style:text-position="-8% 58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8" style:family="text">
      <style:text-properties style:text-position="0% 100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" style:family="text">
      <style:text-properties style:text-position="0% 100%"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3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Noto Sans3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text-shadow="none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Liberation Sans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18" style:family="text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style:font-name="Liberation Sans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0" style:family="text">
      <style:text-properties style:font-name="Liberation Sans3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175cm" svg:height="3.175cm" svg:x="19.732cm" svg:y="12.112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175cm" svg:height="3.175cm" svg:x="25.525cm" svg:y="12.112cm">
          <text:p text:style-name="P1"><text:span text:style-name="T1">q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175cm" svg:height="3.175cm" svg:x="14.335cm" svg:y="12.112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175cm" svg:height="3.175cm" svg:x="3.857cm" svg:y="12.112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175cm" svg:height="3.175cm" svg:x="8.937cm" svg:y="12.112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7" draw:id="id7">
          <draw:custom-shape draw:style-name="gr3" draw:text-style-name="P3" xml:id="id1" draw:id="id1" draw:layer="layout" svg:width="3.542cm" svg:height="3.542cm" draw:transform="skewX (0.0010471975511966) translate (22.907cm 15.8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3.175cm" svg:height="3.175cm" draw:transform="skewX (0.00122173047639603) translate (23.091cm 16.057cm)">
            <text:p text:style-name="P1"><text:span text:style-name="T1">q</text:span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svg:x1="24.674cm" svg:y1="19.415cm" svg:x2="26.448cm" svg:y2="17.644cm" draw:start-shape="id1" draw:start-glue-point="8" draw:end-shape="id1" draw:end-glue-point="10" svg:d="M24674 19415v565h2338v-2336h-564" svg:viewBox="0 0 2339 2337">
            <text:p text:style-name="P3"><text:span text:style-name="T1"><text:s text:c="39"/></text:span><text:span text:style-name="T1">Σ</text:span><text:span text:style-name="T3"> </text:span></text:p>
          </draw:connector>
        </draw:g>
        <draw:connector draw:style-name="gr6" draw:text-style-name="P5" draw:layer="layout" svg:x1="12.112cm" svg:y1="13.7cm" svg:x2="14.335cm" svg:y2="13.7cm" draw:start-shape="id2" draw:start-glue-point="10" draw:end-shape="id3" draw:end-glue-point="6" svg:d="M12112 13700h2223" svg:viewBox="0 0 2224 1">
          <text:p text:style-name="P3"/>
          <text:p text:style-name="P3">1</text:p>
        </draw:connector>
        <draw:connector draw:style-name="gr7" draw:text-style-name="P5" draw:layer="layout" svg:x1="17.51cm" svg:y1="13.7cm" svg:x2="19.732cm" svg:y2="13.7cm" draw:start-shape="id3" draw:start-glue-point="10" draw:end-shape="id4" draw:end-glue-point="6" svg:d="M17510 13700h2222" svg:viewBox="0 0 2223 1">
          <text:p text:style-name="P3"/>
          <text:p text:style-name="P3">1</text:p>
        </draw:connector>
        <draw:connector draw:style-name="gr8" draw:text-style-name="P5" draw:layer="layout" svg:x1="22.907cm" svg:y1="13.7cm" svg:x2="25.525cm" svg:y2="13.7cm" draw:start-shape="id4" draw:start-glue-point="10" draw:end-shape="id5" draw:end-glue-point="6" svg:d="M22907 13700h2618" svg:viewBox="0 0 2619 1">
          <text:p text:style-name="P3"/>
          <text:p text:style-name="P3">1</text:p>
        </draw:connector>
        <draw:connector draw:style-name="gr9" draw:text-style-name="P5" draw:layer="layout" svg:x1="7.032cm" svg:y1="13.7cm" svg:x2="8.937cm" svg:y2="13.699cm" draw:start-shape="id6" draw:start-glue-point="10" draw:end-shape="id2" svg:d="M7032 13700h952v-1h953" svg:viewBox="0 0 1906 2">
          <text:p text:style-name="P3"/>
          <text:p text:style-name="P3">1</text:p>
        </draw:connector>
        <draw:connector draw:style-name="gr10" draw:text-style-name="P5" draw:layer="layout" svg:x1="0.989cm" svg:y1="13.698cm" svg:x2="3.857cm" svg:y2="13.7cm" draw:end-shape="id6" draw:end-glue-point="6" svg:d="M989 13698h1183v2h1685" svg:viewBox="0 0 2869 3">
          <text:p text:style-name="P3"/>
          <text:p text:style-name="P3">START</text:p>
        </draw:connector>
        <draw:frame draw:style-name="gr11" draw:text-style-name="P6" draw:layer="layout" svg:width="15.692cm" svg:height="8.545cm" svg:x="1cm" svg:y="2.932cm">
          <draw:text-box>
            <text:p text:style-name="P6"><text:span text:style-name="T4">State</text:span><text:span text:style-name="T4">s</text:span></text:p>
            <text:p text:style-name="P6"><text:span text:style-name="T4"/></text:p>
            <text:p><text:span text:style-name="T5">Q=</text:span><text:span text:style-name="T6">{</text:span><text:span text:style-name="T5">q</text:span><text:span text:style-name="T7">0</text:span><text:span text:style-name="T8">, q</text:span><text:span text:style-name="T7">1</text:span><text:span text:style-name="T8">, </text:span><text:span text:style-name="T8">q</text:span><text:span text:style-name="T7">2</text:span><text:span text:style-name="T8">, q</text:span><text:span text:style-name="T7">3</text:span><text:span text:style-name="T8">, </text:span><text:span text:style-name="T8">q</text:span><text:span text:style-name="T7">4</text:span><text:span text:style-name="T8">, q</text:span><text:span text:style-name="T7">5</text:span><text:span text:style-name="T9">}</text:span></text:p>
            <text:p><text:span text:style-name="T5">F=</text:span><text:span text:style-name="T6">{</text:span><text:span text:style-name="T5">q</text:span><text:span text:style-name="T7">5</text:span><text:span text:style-name="T9">}</text:span></text:p>
            <text:p><text:span text:style-name="T4"/></text:p>
            <text:p><text:span text:style-name="T5">q</text:span><text:span text:style-name="T7">0</text:span><text:span text:style-name="T4"> </text:span>: “open” is entered now (ignore case)</text:p>
            <text:p text:style-name="P6"><text:span text:style-name="T5">q</text:span><text:span text:style-name="T7">1</text:span><text:span text:style-name="T4"> </text:span>: “unlock” has been entered before (ignore case)</text:p>
            <text:p text:style-name="P6"><text:span text:style-name="T10">q</text:span><text:span text:style-name="T11">2</text:span><text:span text:style-name="T12"> </text:span><text:span text:style-name="T13">: </text:span><text:span text:style-name="T13">“c” </text:span><text:span text:style-name="T14">has </text:span><text:span text:style-name="T14">been</text:span> entered before (ignore case)</text:p>
            <text:p text:style-name="P6"><text:span text:style-name="T10">q</text:span><text:span text:style-name="T11">3</text:span><text:span text:style-name="T12"> </text:span><text:span text:style-name="T13">: </text:span><text:span text:style-name="T13">“m” </text:span><text:span text:style-name="T14">has </text:span><text:span text:style-name="T14">been</text:span> entered before (ignore case)</text:p>
            <text:p text:style-name="P6"><text:span text:style-name="T10">q</text:span><text:span text:style-name="T11">4</text:span><text:span text:style-name="T12"> </text:span><text:span text:style-name="T15">: </text:span><text:span text:style-name="T15">“w” </text:span><text:span text:style-name="T10">∨</text:span><text:span text:style-name="T16"> </text:span><text:span text:style-name="T16">“up” </text:span><text:span text:style-name="T10">∨</text:span><text:span text:style-name="T16"> “s” </text:span><text:span text:style-name="T10">∨</text:span><text:span text:style-name="T16"> </text:span><text:span text:style-name="T16">“dow</text:span><text:span text:style-name="T16">n” </text:span><text:span text:style-name="T10">∨</text:span><text:span text:style-name="T16"> </text:span><text:span text:style-name="T16">“a” </text:span><text:span text:style-name="T10">∨</text:span><text:span text:style-name="T16"> </text:span><text:span text:style-name="T16">“left” </text:span><text:span text:style-name="T10">∨</text:span><text:span text:style-name="T16"> “d” </text:span><text:span text:style-name="T10">∨</text:span><text:span text:style-name="T16"> </text:span><text:span text:style-name="T16">“right</text:span><text:span text:style-name="T16">”</text:span><text:span text:style-name="T13"><text:line-break/></text:span><text:span text:style-name="T13"> <text:s text:c="5"/></text:span><text:span text:style-name="T14">has </text:span><text:span text:style-name="T14">been</text:span> entered before (ignore case)</text:p>
            <text:p text:style-name="P6"><text:span text:style-name="T5">q</text:span><text:span text:style-name="T7">5</text:span><text:span text:style-name="T4"> </text:span><text:span text:style-name="T17">: </text:span><text:span text:style-name="T17">acce</text:span><text:span text:style-name="T17">pt </text:span><text:span text:style-name="T17">state</text:span></text:p>
          </draw:text-box>
        </draw:frame>
        <draw:frame draw:style-name="gr12" draw:layer="layout" svg:width="9.203cm" svg:height="1.843cm" svg:x="19.415cm" svg:y="7.35cm">
          <draw:text-box>
            <text:p>Language</text:p>
            <text:p><text:span text:style-name="T18"/></text:p>
            <text:p><text:span text:style-name="T5">L(D)=</text:span><text:span text:style-name="T6">{</text:span><text:span text:style-name="T5">w ∈ </text:span><text:span text:style-name="T6">{</text:span><text:span text:style-name="T5">0,1</text:span><text:span text:style-name="T6">}</text:span><text:span text:style-name="T5"> | w </text:span><text:span text:style-name="T6"><text:s/>ends in </text:span><text:span text:style-name="T5"><text:s/>11111</text:span><text:span text:style-name="T6">}</text:span></text:p>
          </draw:text-box>
        </draw:frame>
        <draw:connector draw:style-name="gr13" draw:text-style-name="P5" draw:layer="layout" svg:x1="10.525cm" svg:y1="12.112cm" svg:x2="5.445cm" svg:y2="12.112cm" draw:start-shape="id2" draw:start-glue-point="4" draw:end-shape="id6" draw:end-glue-point="4" svg:d="M10525 12112v-502h-5080v502" svg:viewBox="0 0 5081 503">
          <text:p text:style-name="P3">0</text:p>
        </draw:connector>
        <draw:connector draw:style-name="gr14" draw:text-style-name="P5" draw:layer="layout" svg:x1="15.923cm" svg:y1="12.112cm" svg:x2="5.445cm" svg:y2="12.112cm" draw:start-shape="id3" draw:start-glue-point="4" draw:end-shape="id6" draw:end-glue-point="4" svg:d="M15923 12112v-502h-10478v502" svg:viewBox="0 0 10479 503">
          <text:p/>
        </draw:connector>
        <draw:connector draw:style-name="gr15" draw:text-style-name="P5" draw:layer="layout" svg:x1="21.32cm" svg:y1="12.112cm" svg:x2="5.445cm" svg:y2="12.112cm" draw:start-shape="id4" draw:start-glue-point="4" draw:end-shape="id6" draw:end-glue-point="4" svg:d="M21320 12112v-502h-15875v502" svg:viewBox="0 0 15876 503">
          <text:p/>
        </draw:connector>
        <draw:connector draw:style-name="gr16" draw:text-style-name="P5" draw:layer="layout" svg:x1="27.113cm" svg:y1="12.112cm" svg:x2="5.444cm" svg:y2="12.112cm" draw:start-shape="id5" draw:start-glue-point="4" draw:end-shape="id6" svg:d="M27113 12112v-502h-21669v502" svg:viewBox="0 0 21670 503">
          <text:p/>
        </draw:connector>
        <draw:connector draw:style-name="gr17" draw:text-style-name="P5" draw:layer="layout" svg:x1="6.567cm" svg:y1="14.822cm" svg:x2="4.322cm" svg:y2="14.822cm" draw:start-shape="id6" draw:start-glue-point="9" draw:end-shape="id6" draw:end-glue-point="7" svg:d="M6567 14822v966h-2245v-966" svg:viewBox="0 0 2246 967">
          <text:p text:style-name="P3"/>
          <text:p text:style-name="P3"/>
          <text:p text:style-name="P3"/>
          <text:p text:style-name="P3">0</text:p>
        </draw:connector>
        <draw:frame draw:style-name="gr18" draw:text-style-name="P7" draw:layer="layout" svg:width="8.718cm" svg:height="1.309cm" svg:x="10.491cm" svg:y="1cm">
          <draw:text-box>
            <text:p><text:span text:style-name="T5">D=(Q, Σ, δ, q</text:span><text:span text:style-name="T7">0</text:span><text:span text:style-name="T8">, F)</text:span><text:span text:style-name="T4"> </text:span></text:p>
          </draw:text-box>
        </draw:frame>
        <draw:frame draw:style-name="gr19" draw:text-style-name="P6" draw:layer="layout" svg:width="9.203cm" svg:height="3.16cm" svg:x="19.419cm" svg:y="2.905cm">
          <draw:text-box>
            <text:p text:style-name="P6"><text:span text:style-name="T18">Alphabet</text:span></text:p>
            <text:p text:style-name="P6"><text:span text:style-name="T18"/></text:p>
            <text:p text:style-name="P6"><text:span text:style-name="T5">Σ=</text:span><text:span text:style-name="T6">{</text:span><text:span text:style-name="T5">1, 0</text:span><text:span text:style-name="T6">}</text:span></text:p>
          </draw:text-box>
        </draw:frame>
        <draw:frame draw:style-name="gr20" draw:layer="layout" svg:width="9.203cm" svg:height="1.624cm" svg:x="19.415cm" svg:y="5.408cm">
          <draw:text-box>
            <text:p text:style-name="P6"><text:span text:style-name="T19">Transition function</text:span></text:p>
            <text:p text:style-name="P6"><text:span text:style-name="T5"/></text:p>
            <text:p text:style-name="P6"><text:span text:style-name="T5">δ</text:span><text:span text:style-name="T20"> </text:span><text:span text:style-name="T19">: transition function</text:span></text:p>
          </draw:text-box>
        </draw:frame>
        <draw:connector draw:style-name="gr21" draw:text-style-name="P5" draw:layer="layout" svg:x1="27.113cm" svg:y1="15.287cm" svg:x2="24.957cm" svg:y2="15.873cm" draw:start-shape="id5" draw:start-glue-point="8" draw:end-shape="id7" draw:end-glue-point="0" svg:d="M27113 15287v262h-2156v324" svg:viewBox="0 0 2157 587">
          <text:p text:style-name="P3"/>
          <text:p text:style-name="P3">1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family-generic="swiss" style:font-pitch="variable"/>
    <style:font-face style:name="Cantarell2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32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4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1T15:35:37.052869454</dc:date>
    <dc:creator>Leopold Meinel</dc:creator>
    <meta:editing-duration>PT3H22M57S</meta:editing-duration>
    <meta:editing-cycles>28</meta:editing-cycles>
    <meta:document-statistic meta:object-count="25"/>
  </office:meta>
</office:document-meta>
</file>